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B0000030E2E7E473C411B1CB2.png" manifest:media-type="image/png"/>
  <manifest:file-entry manifest:full-path="Pictures/10000001000004CC0000031208598B8229983F5F.png" manifest:media-type="image/png"/>
  <manifest:file-entry manifest:full-path="Pictures/100000010000051B000003150377E6269D208EDE.png" manifest:media-type="image/png"/>
  <manifest:file-entry manifest:full-path="Pictures/10000001000004E40000030C1480BAC7F7933647.png" manifest:media-type="image/png"/>
  <manifest:file-entry manifest:full-path="Pictures/10000001000004C400000314E126A613632681AE.png" manifest:media-type="image/png"/>
  <manifest:file-entry manifest:full-path="Pictures/100000010000051900000312910DD922372F13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2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599cm" svg:height="15.24cm" svg:x="0cm" svg:y="0cm" presentation:class="subtitle" presentation:placeholder="true" presentation:user-transformed="true">
          <draw:text-box/>
        </draw:frame>
        <draw:frame draw:style-name="gr1" draw:text-style-name="P2" draw:layer="layout" svg:width="26.149cm" svg:height="15.749cm" svg:x="0.968cm" svg:y="0.007cm">
          <draw:image xlink:href="Pictures/100000010000051900000312910DD922372F13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964cm" svg:height="14.605cm" svg:x="0.635cm" svg:y="0.635cm" presentation:class="outline" presentation:placeholder="true" presentation:user-transformed="true">
          <draw:text-box/>
        </draw:frame>
        <draw:frame draw:style-name="gr1" draw:text-style-name="P2" draw:layer="layout" svg:width="24.383cm" svg:height="15.749cm" svg:x="1.851cm" svg:y="0.007cm">
          <draw:image xlink:href="Pictures/10000001000004C400000314E126A613632681A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5.279cm" svg:height="15.749cm" svg:x="1.403cm" svg:y="0.007cm">
          <draw:image xlink:href="Pictures/10000001000004E40000030C1480BAC7F793364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6.599cm" svg:height="15.24cm" svg:x="0cm" svg:y="0cm" presentation:class="outline" presentation:placeholder="true" presentation:user-transformed="true">
          <draw:text-box/>
        </draw:frame>
        <draw:frame draw:style-name="gr1" draw:text-style-name="P2" draw:layer="layout" svg:width="26.088cm" svg:height="15.749cm" svg:x="0.999cm" svg:y="0.007cm">
          <draw:image xlink:href="Pictures/100000010000051B000003150377E6269D208E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6.599cm" svg:height="15.875cm" svg:x="0cm" svg:y="0cm" presentation:class="outline" presentation:placeholder="true" presentation:user-transformed="true">
          <draw:text-box/>
        </draw:frame>
        <draw:frame draw:style-name="gr1" draw:text-style-name="P2" draw:layer="layout" svg:width="24.606cm" svg:height="15.749cm" svg:x="0.635cm" svg:y="0.007cm">
          <draw:image xlink:href="Pictures/10000001000004CC0000031208598B8229983F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5.763cm" svg:height="15.121cm" svg:x="0.635cm" svg:y="0.635cm">
          <draw:image xlink:href="Pictures/10000001000004CB0000030E2E7E473C411B1C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964cm" svg:height="14.605cm" svg:x="0.635cm" svg:y="0.63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6T10:14:39.713649376</meta:creation-date>
    <dc:date>2023-11-06T10:37:42.070373133</dc:date>
    <meta:editing-duration>PT22S</meta:editing-duration>
    <meta:editing-cycles>1</meta:editing-cycles>
    <meta:document-statistic meta:object-count="48"/>
    <meta:generator>LibreOffice/7.3.7.2$Linux_X86_64 LibreOffice_project/30$Build-2</meta:generator>
  </office:meta>
</office:document-meta>
</file>